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Afbeelding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p>
      <text:p text:style-name="Standaard"><draw:frame draw:style-name="a1" draw:name="Afbeelding 2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 Rustemeijer</meta:initial-creator>
    <dc:creator>Thom Rustemeijer</dc:creator>
    <meta:creation-date>2018-10-03T11:47:00Z</meta:creation-date>
    <dc:date>2018-10-03T11:48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